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48229166666667cm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3.38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group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family_id</text:p>
          </table:table-cell>
          <table:table-cell office:value-type="string" table:style-name="ce1">
            <text:p>grouper</text:p>
          </table:table-cell>
          <table:table-cell office:value-type="string" table:style-name="ce1">
            <text:p>nom<text:s/></text:p>
          </table:table-cell>
          <table:table-cell office:value-type="string" table:style-name="ce1">
            <text:p>user_modify<text:s/></text:p>
          </table:table-cell>
          <table:table-cell office:value-type="string" table:style-name="ce1">
            <text:p>date_modify<text:s/></text:p>
          </table:table-cell>
          <table:table-cell office:value-type="string" table:style-name="ce1">
            <text:p>active<text:s/>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D</text:p>
          </table:table-cell>
          <table:table-cell office:value-type="string" table:style-name="ce1">
            <text:p>MEDICAMENTS DERMATOLOGIQUES</text:p>
          </table:table-cell>
          <table:table-cell office:value-type="string" table:style-name="ce1">
            <text:p>KHERRAZI</text:p>
          </table:table-cell>
          <table:table-cell office:value-type="date" office:date-value="2020-06-16T15:54:40" table:style-name="ce2">
            <text:p>2020-06-16 15:54:4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MPLEMENTS ALIMENTAIRES<text:s/></text:p>
          </table:table-cell>
          <table:table-cell office:value-type="string" table:style-name="ce1">
            <text:p>FARAJ</text:p>
          </table:table-cell>
          <table:table-cell office:value-type="date" office:date-value="2019-11-30T13:09:15" table:style-name="ce2">
            <text:p>2019-11-30 13:9:15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LERGOLOGIE</text:p>
          </table:table-cell>
          <table:table-cell office:value-type="string" table:style-name="ce1">
            <text:p>ABDELI</text:p>
          </table:table-cell>
          <table:table-cell office:value-type="date" office:date-value="2019-07-09T18:23:12" table:style-name="ce2">
            <text:p>2019-07-09 18:23:1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NESTHESIE REANIMATION</text:p>
          </table:table-cell>
          <table:table-cell office:value-type="string" table:style-name="ce1">
            <text:p>SIVSA</text:p>
          </table:table-cell>
          <table:table-cell office:value-type="date" office:date-value="2017-01-16T10:25:56" table:style-name="ce2">
            <text:p>2017-01-16 10:25:5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NTALGIQUES ANTIPYRETIQUES</text:p>
          </table:table-cell>
          <table:table-cell office:value-type="string" table:style-name="ce1">
            <text:p>FARAJ</text:p>
          </table:table-cell>
          <table:table-cell office:value-type="date" office:date-value="2019-08-02T08:55:18" table:style-name="ce2">
            <text:p>2019-08-02 8:55:18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NTIINFLAMMATOIRES</text:p>
          </table:table-cell>
          <table:table-cell office:value-type="string" table:style-name="ce1">
            <text:p>SIVSA</text:p>
          </table:table-cell>
          <table:table-cell office:value-type="date" office:date-value="2017-01-16T10:25:56" table:style-name="ce2">
            <text:p>2017-01-16 10:25:5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ANCEROLOGIE/HEMATOLOGIE</text:p>
          </table:table-cell>
          <table:table-cell office:value-type="string" table:style-name="ce1">
            <text:p>SIVSA</text:p>
          </table:table-cell>
          <table:table-cell office:value-type="date" office:date-value="2017-01-16T10:25:56" table:style-name="ce2">
            <text:p>2017-01-16 10:25:5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ARDIOLOGIE ANGEIOLOGIE</text:p>
          </table:table-cell>
          <table:table-cell office:value-type="string" table:style-name="ce1">
            <text:p>SIVSA</text:p>
          </table:table-cell>
          <table:table-cell office:value-type="date" office:date-value="2017-01-16T10:25:56" table:style-name="ce2">
            <text:p>2017-01-16 10:25:5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ONSERVATEURS D'ORGANES</text:p>
          </table:table-cell>
          <table:table-cell office:value-type="string" table:style-name="ce1">
            <text:p>SIVSA</text:p>
          </table:table-cell>
          <table:table-cell office:value-type="date" office:date-value="2017-01-16T10:25:56" table:style-name="ce2">
            <text:p>2017-01-16 10:25:5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NTIPALUDEENS</text:p>
          </table:table-cell>
          <table:table-cell office:value-type="string" table:style-name="ce1">
            <text:p>FARAJ</text:p>
          </table:table-cell>
          <table:table-cell office:value-type="date" office:date-value="2019-11-01T13:31:13" table:style-name="ce2">
            <text:p>2019-11-01 13:31:13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ERMATOLOGIE</text:p>
          </table:table-cell>
          <table:table-cell office:value-type="string" table:style-name="ce1">
            <text:p>SIVSA</text:p>
          </table:table-cell>
          <table:table-cell office:value-type="date" office:date-value="2017-01-16T10:25:56" table:style-name="ce2">
            <text:p>2017-01-16 10:25:5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RHUMATHOLOGIE</text:p>
          </table:table-cell>
          <table:table-cell office:value-type="string" table:style-name="ce1">
            <text:p>FARAJ</text:p>
          </table:table-cell>
          <table:table-cell office:value-type="date" office:date-value="2019-10-15T19:05:31" table:style-name="ce2">
            <text:p>2019-10-15 19:5:3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DULCORANTS</text:p>
          </table:table-cell>
          <table:table-cell office:value-type="string" table:style-name="ce1">
            <text:p>SIVSA</text:p>
          </table:table-cell>
          <table:table-cell office:value-type="date" office:date-value="2017-01-16T10:25:56" table:style-name="ce2">
            <text:p>2017-01-16 10:25:5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ENDOCRINOLOGIE</text:p>
          </table:table-cell>
          <table:table-cell office:value-type="string" table:style-name="ce1">
            <text:p>SIVSA</text:p>
          </table:table-cell>
          <table:table-cell office:value-type="date" office:date-value="2017-01-16T10:25:56" table:style-name="ce2">
            <text:p>2017-01-16 10:25:5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GASTRO-ENTERO-HEPATOLOGIE</text:p>
          </table:table-cell>
          <table:table-cell office:value-type="string" table:style-name="ce1">
            <text:p>SIVSA</text:p>
          </table:table-cell>
          <table:table-cell office:value-type="date" office:date-value="2017-01-16T10:25:56" table:style-name="ce2">
            <text:p>2017-01-16 10:25:5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GEL DENTAIRE</text:p>
          </table:table-cell>
          <table:table-cell office:value-type="string" table:style-name="ce1">
            <text:p>SIVSA</text:p>
          </table:table-cell>
          <table:table-cell office:value-type="date" office:date-value="2017-01-16T10:25:56" table:style-name="ce2">
            <text:p>2017-01-16 10:25:5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GEL GINGIVAL</text:p>
          </table:table-cell>
          <table:table-cell office:value-type="string" table:style-name="ce1">
            <text:p>SIVSA</text:p>
          </table:table-cell>
          <table:table-cell office:value-type="date" office:date-value="2017-01-16T10:25:56" table:style-name="ce2">
            <text:p>2017-01-16 10:25:5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GYNECOLOGIE-OBSTETRIQUE</text:p>
          </table:table-cell>
          <table:table-cell office:value-type="string" table:style-name="ce1">
            <text:p>SIVSA</text:p>
          </table:table-cell>
          <table:table-cell office:value-type="date" office:date-value="2017-01-16T10:25:56" table:style-name="ce2">
            <text:p>2017-01-16 10:25:5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HEMOSTASE<text:s/></text:p>
          </table:table-cell>
          <table:table-cell office:value-type="string" table:style-name="ce1">
            <text:p>SIVSA</text:p>
          </table:table-cell>
          <table:table-cell office:value-type="date" office:date-value="2017-01-16T10:25:56" table:style-name="ce2">
            <text:p>2017-01-16 10:25:5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HYGIENE ET COSMETOLOGIE</text:p>
          </table:table-cell>
          <table:table-cell office:value-type="string" table:style-name="ce1">
            <text:p>SIVSA</text:p>
          </table:table-cell>
          <table:table-cell office:value-type="date" office:date-value="2017-01-16T10:25:56" table:style-name="ce2">
            <text:p>2017-01-16 10:25:5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HYGIENE OCULAIRE ET ORL</text:p>
          </table:table-cell>
          <table:table-cell office:value-type="string" table:style-name="ce1">
            <text:p>SIVSA</text:p>
          </table:table-cell>
          <table:table-cell office:value-type="date" office:date-value="2017-01-16T10:25:56" table:style-name="ce2">
            <text:p>2017-01-16 10:25:5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HYGIENE ORL</text:p>
          </table:table-cell>
          <table:table-cell office:value-type="string" table:style-name="ce1">
            <text:p>SIVSA</text:p>
          </table:table-cell>
          <table:table-cell office:value-type="date" office:date-value="2017-01-16T10:25:56" table:style-name="ce2">
            <text:p>2017-01-16 10:25:5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IMMUNOLOGIE ET MED DE LA TRANS</text:p>
          </table:table-cell>
          <table:table-cell office:value-type="string" table:style-name="ce1">
            <text:p>SIVSA</text:p>
          </table:table-cell>
          <table:table-cell office:value-type="date" office:date-value="2017-01-16T10:25:56" table:style-name="ce2">
            <text:p>2017-01-16 10:25:5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INFECTIOLOGIE PARASITOLOGIE</text:p>
          </table:table-cell>
          <table:table-cell office:value-type="string" table:style-name="ce1">
            <text:p>SIVSA</text:p>
          </table:table-cell>
          <table:table-cell office:value-type="date" office:date-value="2017-01-16T10:25:56" table:style-name="ce2">
            <text:p>2017-01-16 10:25:5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METABOLISME DIABETE NUTRITION</text:p>
          </table:table-cell>
          <table:table-cell office:value-type="string" table:style-name="ce1">
            <text:p>SIVSA</text:p>
          </table:table-cell>
          <table:table-cell office:value-type="date" office:date-value="2017-01-16T10:25:56" table:style-name="ce2">
            <text:p>2017-01-16 10:25:5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EUROLOGIE</text:p>
          </table:table-cell>
          <table:table-cell office:value-type="string" table:style-name="ce1">
            <text:p>SIVSA</text:p>
          </table:table-cell>
          <table:table-cell office:value-type="date" office:date-value="2017-01-16T10:25:56" table:style-name="ce2">
            <text:p>2017-01-16 10:25:5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OPHTALMOLOGIE</text:p>
          </table:table-cell>
          <table:table-cell office:value-type="string" table:style-name="ce1">
            <text:p>SIVSA</text:p>
          </table:table-cell>
          <table:table-cell office:value-type="date" office:date-value="2017-01-16T10:25:56" table:style-name="ce2">
            <text:p>2017-01-16 10:25:5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OTO-RHINO-LARYNGOLOGIE</text:p>
          </table:table-cell>
          <table:table-cell office:value-type="string" table:style-name="ce1">
            <text:p>SIVSA</text:p>
          </table:table-cell>
          <table:table-cell office:value-type="date" office:date-value="2017-01-16T10:25:56" table:style-name="ce2">
            <text:p>2017-01-16 10:25:5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PNEUMOLOGIE</text:p>
          </table:table-cell>
          <table:table-cell office:value-type="string" table:style-name="ce1">
            <text:p>SIVSA</text:p>
          </table:table-cell>
          <table:table-cell office:value-type="date" office:date-value="2017-01-16T10:25:56" table:style-name="ce2">
            <text:p>2017-01-16 10:25:5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PRODUITS DE DIAGNOSTIC</text:p>
          </table:table-cell>
          <table:table-cell office:value-type="string" table:style-name="ce1">
            <text:p>SIVSA</text:p>
          </table:table-cell>
          <table:table-cell office:value-type="date" office:date-value="2017-01-16T10:25:56" table:style-name="ce2">
            <text:p>2017-01-16 10:25:5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PSYCHIATRIE</text:p>
          </table:table-cell>
          <table:table-cell office:value-type="string" table:style-name="ce1">
            <text:p>SIVSA</text:p>
          </table:table-cell>
          <table:table-cell office:value-type="date" office:date-value="2017-01-16T10:25:56" table:style-name="ce2">
            <text:p>2017-01-16 10:25:5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RHUMATOLOGIE</text:p>
          </table:table-cell>
          <table:table-cell office:value-type="string" table:style-name="ce1">
            <text:p>SIVSA</text:p>
          </table:table-cell>
          <table:table-cell office:value-type="date" office:date-value="2017-01-16T10:25:56" table:style-name="ce2">
            <text:p>2017-01-16 10:25:5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ANG ET DERIVES<text:s/></text:p>
          </table:table-cell>
          <table:table-cell office:value-type="string" table:style-name="ce1">
            <text:p>SIVSA</text:p>
          </table:table-cell>
          <table:table-cell office:value-type="date" office:date-value="2017-01-16T10:25:56" table:style-name="ce2">
            <text:p>2017-01-16 10:25:5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OLVANTS DILUANT ET IRRIGATION</text:p>
          </table:table-cell>
          <table:table-cell office:value-type="string" table:style-name="ce1">
            <text:p>SIVSA</text:p>
          </table:table-cell>
          <table:table-cell office:value-type="date" office:date-value="2017-01-16T10:25:56" table:style-name="ce2">
            <text:p>2017-01-16 10:25:5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TOMATOLOGIE</text:p>
          </table:table-cell>
          <table:table-cell office:value-type="string" table:style-name="ce1">
            <text:p>SIVSA</text:p>
          </table:table-cell>
          <table:table-cell office:value-type="date" office:date-value="2017-01-16T10:25:56" table:style-name="ce2">
            <text:p>2017-01-16 10:25:5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TONUS GENERAL</text:p>
          </table:table-cell>
          <table:table-cell office:value-type="string" table:style-name="ce1">
            <text:p>SIVSA</text:p>
          </table:table-cell>
          <table:table-cell office:value-type="date" office:date-value="2017-01-16T10:25:56" table:style-name="ce2">
            <text:p>2017-01-16 10:25:5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TOXICOLOGIE</text:p>
          </table:table-cell>
          <table:table-cell office:value-type="string" table:style-name="ce1">
            <text:p>SIVSA</text:p>
          </table:table-cell>
          <table:table-cell office:value-type="date" office:date-value="2017-01-16T10:25:56" table:style-name="ce2">
            <text:p>2017-01-16 10:25:5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UROLOGIE NEPHROLOGIE</text:p>
          </table:table-cell>
          <table:table-cell office:value-type="string" table:style-name="ce1">
            <text:p>SIVSA</text:p>
          </table:table-cell>
          <table:table-cell office:value-type="date" office:date-value="2017-01-16T10:25:56" table:style-name="ce2">
            <text:p>2017-01-16 10:25:5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ANTALGIQUES MORPHINIQUES</text:p>
          </table:table-cell>
          <table:table-cell office:value-type="string" table:style-name="ce1">
            <text:p>FARAJ</text:p>
          </table:table-cell>
          <table:table-cell office:value-type="date" office:date-value="2019-10-23T10:09:37" table:style-name="ce2">
            <text:p>2019-10-23 10:9:37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HORMONES SEXUELLES</text:p>
          </table:table-cell>
          <table:table-cell office:value-type="string" table:style-name="ce1">
            <text:p>FARAJ</text:p>
          </table:table-cell>
          <table:table-cell office:value-type="date" office:date-value="2019-12-11T18:09:08" table:style-name="ce2">
            <text:p>2019-12-11 18:9:8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OLUTION EXTERNE</text:p>
          </table:table-cell>
          <table:table-cell office:value-type="string" table:style-name="ce1">
            <text:p>MOUADINE</text:p>
          </table:table-cell>
          <table:table-cell office:value-type="date" office:date-value="2011-02-24T09:51:43" table:style-name="ce2">
            <text:p>2011-02-24 9:51:43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OL MASSIF</text:p>
          </table:table-cell>
          <table:table-cell office:value-type="string" table:style-name="ce1">
            <text:p>AAITTALEB</text:p>
          </table:table-cell>
          <table:table-cell office:value-type="date" office:date-value="2011-03-07T16:28:14" table:style-name="ce2">
            <text:p>2011-03-07 16:28:14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PARA PH</text:p>
          </table:table-cell>
          <table:table-cell office:value-type="string" table:style-name="ce1">
            <text:p>AAITTALEB</text:p>
          </table:table-cell>
          <table:table-cell office:value-type="date" office:date-value="2011-03-18T11:13:40" table:style-name="ce2">
            <text:p>2011-03-18 11:13:4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HEMOSTATIQUES GENERAUX</text:p>
          </table:table-cell>
          <table:table-cell office:value-type="string" table:style-name="ce1">
            <text:p>MOUADINE</text:p>
          </table:table-cell>
          <table:table-cell office:value-type="date" office:date-value="2011-05-23T10:19:15" table:style-name="ce2">
            <text:p>2011-05-23 10:19:15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LAIT</text:p>
          </table:table-cell>
          <table:table-cell office:value-type="string" table:style-name="ce1">
            <text:p>MOUADINE</text:p>
          </table:table-cell>
          <table:table-cell office:value-type="date" office:date-value="2011-11-01T16:32:47" table:style-name="ce2">
            <text:p>2011-11-01 16:32:47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CREME</text:p>
          </table:table-cell>
          <table:table-cell office:value-type="string" table:style-name="ce1">
            <text:p>ENNACIRI</text:p>
          </table:table-cell>
          <table:table-cell office:value-type="date" office:date-value="2012-06-26T11:23:52" table:style-name="ce2">
            <text:p>2012-06-26 11:23:5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GEL</text:p>
          </table:table-cell>
          <table:table-cell office:value-type="string" table:style-name="ce1">
            <text:p>MOUADINE</text:p>
          </table:table-cell>
          <table:table-cell office:value-type="date" office:date-value="2012-07-26T10:06:00" table:style-name="ce2">
            <text:p>2012-07-26 10:6: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ANTAGONISTE DES BENZODIAZEPINES</text:p>
          </table:table-cell>
          <table:table-cell office:value-type="string" table:style-name="ce1">
            <text:p>ENNACIRI</text:p>
          </table:table-cell>
          <table:table-cell office:value-type="date" office:date-value="2012-10-06T11:55:24" table:style-name="ce2">
            <text:p>2012-10-06 11:55:24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DIETETIQUE</text:p>
          </table:table-cell>
          <table:table-cell office:value-type="string" table:style-name="ce1">
            <text:p>ENNACIRI</text:p>
          </table:table-cell>
          <table:table-cell office:value-type="date" office:date-value="2012-10-15T15:31:25" table:style-name="ce2">
            <text:p>2012-10-15 15:31:25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MÉTABOLISME DIABÈTE NUTRITION</text:p>
          </table:table-cell>
          <table:table-cell office:value-type="string" table:style-name="ce1">
            <text:p>ENNACIRI</text:p>
          </table:table-cell>
          <table:table-cell office:value-type="date" office:date-value="2012-10-19T15:31:47" table:style-name="ce2">
            <text:p>2012-10-19 15:31:47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ANTIAGREGUANT PLAQUETTAIRE</text:p>
          </table:table-cell>
          <table:table-cell office:value-type="string" table:style-name="ce1">
            <text:p>MOUADINE</text:p>
          </table:table-cell>
          <table:table-cell office:value-type="date" office:date-value="2013-03-30T12:22:26" table:style-name="ce2">
            <text:p>2013-03-30 12:22:2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DANE DU PLASMA</text:p>
          </table:table-cell>
          <table:table-cell office:value-type="string" table:style-name="ce1">
            <text:p>MOUADINE</text:p>
          </table:table-cell>
          <table:table-cell office:value-type="date" office:date-value="2013-03-30T12:23:38" table:style-name="ce2">
            <text:p>2013-03-30 12:23:38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ANTIANEMIQUE</text:p>
          </table:table-cell>
          <table:table-cell office:value-type="string" table:style-name="ce1">
            <text:p>MOUADINE</text:p>
          </table:table-cell>
          <table:table-cell office:value-type="date" office:date-value="2016-10-06T16:13:02" table:style-name="ce2">
            <text:p>2016-10-06 16:13: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MYORELAXANT</text:p>
          </table:table-cell>
          <table:table-cell office:value-type="string" table:style-name="ce1">
            <text:p>ABDALLAH</text:p>
          </table:table-cell>
          <table:table-cell office:value-type="date" office:date-value="2019-12-30T09:57:58" table:style-name="ce2">
            <text:p>2019-12-30 9:57:58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COMPLÉMENTS ALIMENTAIRES<text:s/></text:p>
          </table:table-cell>
          <table:table-cell office:value-type="string" table:style-name="ce1">
            <text:p>ABDELI</text:p>
          </table:table-cell>
          <table:table-cell office:value-type="date" office:date-value="2019-04-19T18:10:16" table:style-name="ce2">
            <text:p>2019-04-19 18:10:1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ERUM</text:p>
          </table:table-cell>
          <table:table-cell office:value-type="string" table:style-name="ce1">
            <text:p>ABDALLAH</text:p>
          </table:table-cell>
          <table:table-cell office:value-type="date" office:date-value="2019-04-22T17:39:32" table:style-name="ce2">
            <text:p>2019-04-22 17:39:3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ANTIBIOTIQUES</text:p>
          </table:table-cell>
          <table:table-cell office:value-type="string" table:style-name="ce1">
            <text:p>KHERRAZI</text:p>
          </table:table-cell>
          <table:table-cell office:value-type="date" office:date-value="2019-03-22T17:04:13" table:style-name="ce2">
            <text:p>2019-03-22 17:4:13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ANALGESIQUE MORPHINIQUE</text:p>
          </table:table-cell>
          <table:table-cell office:value-type="string" table:style-name="ce1">
            <text:p>ABDALLAH</text:p>
          </table:table-cell>
          <table:table-cell office:value-type="date" office:date-value="2019-03-29T11:32:22" table:style-name="ce2">
            <text:p>2019-03-29 11:32:2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TEST CUTANE</text:p>
          </table:table-cell>
          <table:table-cell office:value-type="string" table:style-name="ce1">
            <text:p>ABDALLAH</text:p>
          </table:table-cell>
          <table:table-cell office:value-type="date" office:date-value="2019-05-08T14:51:12" table:style-name="ce2">
            <text:p>2019-05-08 14:51:1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VITAMINES</text:p>
          </table:table-cell>
          <table:table-cell office:value-type="string" table:style-name="ce1">
            <text:p>ABDALLAH</text:p>
          </table:table-cell>
          <table:table-cell office:value-type="date" office:date-value="2019-05-15T15:35:44" table:style-name="ce2">
            <text:p>2019-05-15 15:35:44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ANTISPASMODIQUE <text:s/>ANTALGIQUE<text:s/></text:p>
          </table:table-cell>
          <table:table-cell office:value-type="string" table:style-name="ce1">
            <text:p>FARAJ</text:p>
          </table:table-cell>
          <table:table-cell office:value-type="date" office:date-value="2019-05-16T09:24:50" table:style-name="ce2">
            <text:p>2019-05-16 9:24:5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ANTIHEMORROIDAIRES</text:p>
          </table:table-cell>
          <table:table-cell office:value-type="string" table:style-name="ce1">
            <text:p>FARAJ</text:p>
          </table:table-cell>
          <table:table-cell office:value-type="date" office:date-value="2019-05-21T12:01:36" table:style-name="ce2">
            <text:p>2019-05-21 12:1:3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ANESTHESIANT GEL<text:s/></text:p>
          </table:table-cell>
          <table:table-cell office:value-type="string" table:style-name="ce1">
            <text:p>FARAJ</text:p>
          </table:table-cell>
          <table:table-cell office:value-type="date" office:date-value="2019-05-21T14:54:18" table:style-name="ce2">
            <text:p>2019-05-21 14:54:18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ANTIIMFLAMMATOIRES STEROIDIENS <text:s/>(AIS)</text:p>
          </table:table-cell>
          <table:table-cell office:value-type="string" table:style-name="ce1">
            <text:p>FARAJ</text:p>
          </table:table-cell>
          <table:table-cell office:value-type="date" office:date-value="2019-05-22T09:21:04" table:style-name="ce2">
            <text:p>2019-05-22 9:21:4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PROBIOTIQUES</text:p>
          </table:table-cell>
          <table:table-cell office:value-type="string" table:style-name="ce1">
            <text:p>FARAJ</text:p>
          </table:table-cell>
          <table:table-cell office:value-type="date" office:date-value="2019-05-22T13:37:44" table:style-name="ce2">
            <text:p>2019-05-22 13:37:44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POMMADE</text:p>
          </table:table-cell>
          <table:table-cell office:value-type="string" table:style-name="ce1">
            <text:p>FARAJ</text:p>
          </table:table-cell>
          <table:table-cell office:value-type="date" office:date-value="2019-05-22T17:45:35" table:style-name="ce2">
            <text:p>2019-05-22 17:45:35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<text:s/>CICATRISANT<text:s/></text:p>
          </table:table-cell>
          <table:table-cell office:value-type="string" table:style-name="ce1">
            <text:p>FARAJ</text:p>
          </table:table-cell>
          <table:table-cell office:value-type="date" office:date-value="2019-05-23T09:51:46" table:style-name="ce2">
            <text:p>2019-05-23 9:51:4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IMMUNOSTIMULANT FACTEUR DE CROISSANCE</text:p>
          </table:table-cell>
          <table:table-cell office:value-type="string" table:style-name="ce1">
            <text:p>ABDALLAH</text:p>
          </table:table-cell>
          <table:table-cell office:value-type="date" office:date-value="2019-06-29T13:18:41" table:style-name="ce2">
            <text:p>2019-06-29 13:18:4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DIURETIQUES</text:p>
          </table:table-cell>
          <table:table-cell office:value-type="string" table:style-name="ce1">
            <text:p>FARAJ</text:p>
          </table:table-cell>
          <table:table-cell office:value-type="date" office:date-value="2019-05-24T15:05:26" table:style-name="ce2">
            <text:p>2019-05-24 15:5:2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LAXATIFS</text:p>
          </table:table-cell>
          <table:table-cell office:value-type="string" table:style-name="ce1">
            <text:p>ADIL</text:p>
          </table:table-cell>
          <table:table-cell office:value-type="date" office:date-value="2019-05-24T15:35:08" table:style-name="ce2">
            <text:p>2019-05-24 15:35:8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TOXICOLOGIES ANTIDOTES<text:s/></text:p>
          </table:table-cell>
          <table:table-cell office:value-type="string" table:style-name="ce1">
            <text:p>FARAJ</text:p>
          </table:table-cell>
          <table:table-cell office:value-type="date" office:date-value="2019-05-25T14:33:33" table:style-name="ce2">
            <text:p>2019-05-25 14:33:33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ANTALGIQUES<text:s/></text:p>
          </table:table-cell>
          <table:table-cell office:value-type="string" table:style-name="ce1">
            <text:p>FARAJ</text:p>
          </table:table-cell>
          <table:table-cell office:value-type="date" office:date-value="2019-05-25T15:03:01" table:style-name="ce2">
            <text:p>2019-05-25 15:3: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ANTISEPTIQUES</text:p>
          </table:table-cell>
          <table:table-cell office:value-type="string" table:style-name="ce1">
            <text:p>FARAJ</text:p>
          </table:table-cell>
          <table:table-cell office:value-type="date" office:date-value="2019-05-25T15:04:56" table:style-name="ce2">
            <text:p>2019-05-25 15:4:5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METABOLISME NUTRITION</text:p>
          </table:table-cell>
          <table:table-cell office:value-type="string" table:style-name="ce1">
            <text:p>ADIL</text:p>
          </table:table-cell>
          <table:table-cell office:value-type="date" office:date-value="2019-05-25T17:29:31" table:style-name="ce2">
            <text:p>2019-05-25 17:29:3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ERUM GLUCOSÉ</text:p>
          </table:table-cell>
          <table:table-cell office:value-type="string" table:style-name="ce1">
            <text:p>ADIL</text:p>
          </table:table-cell>
          <table:table-cell office:value-type="date" office:date-value="2019-05-25T15:47:32" table:style-name="ce2">
            <text:p>2019-05-25 15:47:3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HEMODIALYSE</text:p>
          </table:table-cell>
          <table:table-cell office:value-type="string" table:style-name="ce1">
            <text:p>FARAJ</text:p>
          </table:table-cell>
          <table:table-cell office:value-type="date" office:date-value="2019-05-27T13:47:11" table:style-name="ce2">
            <text:p>2019-05-27 13:47:1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ANTIDIABETIQUES</text:p>
          </table:table-cell>
          <table:table-cell office:value-type="string" table:style-name="ce1">
            <text:p>FARAJ</text:p>
          </table:table-cell>
          <table:table-cell office:value-type="date" office:date-value="2019-05-31T09:56:52" table:style-name="ce2">
            <text:p>2019-05-31 9:56:5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ALIMENTATION PARENTERALE<text:s/></text:p>
          </table:table-cell>
          <table:table-cell office:value-type="string" table:style-name="ce1">
            <text:p>FARAJ</text:p>
          </table:table-cell>
          <table:table-cell office:value-type="date" office:date-value="2019-05-31T11:15:53" table:style-name="ce2">
            <text:p>2019-05-31 11:15:53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ANTITHROMBOTIQUES</text:p>
          </table:table-cell>
          <table:table-cell office:value-type="string" table:style-name="ce1">
            <text:p>ABDALLAH</text:p>
          </table:table-cell>
          <table:table-cell office:value-type="date" office:date-value="2019-05-31T17:17:38" table:style-name="ce2">
            <text:p>2019-05-31 17:17:38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IMMUNOLOGIE<text:s/></text:p>
          </table:table-cell>
          <table:table-cell office:value-type="string" table:style-name="ce1">
            <text:p>FARAJ</text:p>
          </table:table-cell>
          <table:table-cell office:value-type="date" office:date-value="2019-09-26T12:25:13" table:style-name="ce2">
            <text:p>2019-09-26 12:25:13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ANTIFONGIQUES</text:p>
          </table:table-cell>
          <table:table-cell office:value-type="string" table:style-name="ce1">
            <text:p>FARAJ</text:p>
          </table:table-cell>
          <table:table-cell office:value-type="date" office:date-value="2019-06-03T14:56:29" table:style-name="ce2">
            <text:p>2019-06-03 14:56:29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ANTIVIRAUX</text:p>
          </table:table-cell>
          <table:table-cell office:value-type="string" table:style-name="ce1">
            <text:p>ADIL</text:p>
          </table:table-cell>
          <table:table-cell office:value-type="date" office:date-value="2019-06-08T14:08:05" table:style-name="ce2">
            <text:p>2019-06-08 14:8:5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IMMUNOSUPPRESSEURS</text:p>
          </table:table-cell>
          <table:table-cell office:value-type="string" table:style-name="ce1">
            <text:p>ADIL</text:p>
          </table:table-cell>
          <table:table-cell office:value-type="date" office:date-value="2019-06-11T19:18:11" table:style-name="ce2">
            <text:p>2019-06-11 19:18:1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ERYTHROPOEITINE (EPO)</text:p>
          </table:table-cell>
          <table:table-cell office:value-type="string" table:style-name="ce1">
            <text:p>FARAJ</text:p>
          </table:table-cell>
          <table:table-cell office:value-type="date" office:date-value="2019-06-17T09:46:24" table:style-name="ce2">
            <text:p>2019-06-17 9:46:24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ANTIMYASTHENIQUE</text:p>
          </table:table-cell>
          <table:table-cell office:value-type="string" table:style-name="ce1">
            <text:p>ADIL</text:p>
          </table:table-cell>
          <table:table-cell office:value-type="date" office:date-value="2019-06-21T12:30:59" table:style-name="ce2">
            <text:p>2019-06-21 12:30:59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ANTIEMETIQUES</text:p>
          </table:table-cell>
          <table:table-cell office:value-type="string" table:style-name="ce1">
            <text:p>FARAJ</text:p>
          </table:table-cell>
          <table:table-cell office:value-type="date" office:date-value="2019-06-22T09:57:22" table:style-name="ce2">
            <text:p>2019-06-22 9:57:2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VACCIN</text:p>
          </table:table-cell>
          <table:table-cell office:value-type="string" table:style-name="ce1">
            <text:p>FARAJ</text:p>
          </table:table-cell>
          <table:table-cell office:value-type="date" office:date-value="2019-07-03T13:20:56" table:style-name="ce2">
            <text:p>2019-07-03 13:20:5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ANTIDÉPRESSEUR</text:p>
          </table:table-cell>
          <table:table-cell office:value-type="string" table:style-name="ce1">
            <text:p>ABDELI</text:p>
          </table:table-cell>
          <table:table-cell office:value-type="date" office:date-value="2019-07-09T18:24:16" table:style-name="ce2">
            <text:p>2019-07-09 18:24:1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ERUM PHYSIOLOGIQUE</text:p>
          </table:table-cell>
          <table:table-cell office:value-type="string" table:style-name="ce1">
            <text:p>FARAJ</text:p>
          </table:table-cell>
          <table:table-cell office:value-type="date" office:date-value="2019-07-17T10:27:16" table:style-name="ce2">
            <text:p>2019-07-17 10:27:1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HOMEOPATHIE</text:p>
          </table:table-cell>
          <table:table-cell office:value-type="string" table:style-name="ce1">
            <text:p>FARAJ</text:p>
          </table:table-cell>
          <table:table-cell office:value-type="date" office:date-value="2019-10-09T18:17:25" table:style-name="ce2">
            <text:p>2019-10-09 18:17:25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CHELATEUR DE FER<text:s/></text:p>
          </table:table-cell>
          <table:table-cell office:value-type="string" table:style-name="ce1">
            <text:p>FARAJ</text:p>
          </table:table-cell>
          <table:table-cell office:value-type="date" office:date-value="2019-08-01T12:08:52" table:style-name="ce2">
            <text:p>2019-08-01 12:8:5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BAIN DE BOUCHE<text:s/></text:p>
          </table:table-cell>
          <table:table-cell office:value-type="string" table:style-name="ce1">
            <text:p>FARAJ</text:p>
          </table:table-cell>
          <table:table-cell office:value-type="date" office:date-value="2019-10-14T18:55:49" table:style-name="ce2">
            <text:p>2019-10-14 18:55:49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ELECTROLYTES</text:p>
          </table:table-cell>
          <table:table-cell office:value-type="string" table:style-name="ce1">
            <text:p>FARAJ</text:p>
          </table:table-cell>
          <table:table-cell office:value-type="date" office:date-value="2019-10-10T10:02:35" table:style-name="ce2">
            <text:p>2019-10-10 10:2:35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ANTICOAGULANTS</text:p>
          </table:table-cell>
          <table:table-cell office:value-type="string" table:style-name="ce1">
            <text:p>FARAJ</text:p>
          </table:table-cell>
          <table:table-cell office:value-type="date" office:date-value="2019-08-02T13:32:57" table:style-name="ce2">
            <text:p>2019-08-02 13:32:57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CHELATEURS DE <text:s/>FER<text:s text:c="2"/></text:p>
          </table:table-cell>
          <table:table-cell office:value-type="string" table:style-name="ce1">
            <text:p>FARAJ</text:p>
          </table:table-cell>
          <table:table-cell office:value-type="date" office:date-value="2019-09-10T16:48:31" table:style-name="ce2">
            <text:p>2019-09-10 16:48:3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BAINS DE BOUCHE</text:p>
          </table:table-cell>
          <table:table-cell office:value-type="string" table:style-name="ce1">
            <text:p>FARAJ</text:p>
          </table:table-cell>
          <table:table-cell office:value-type="date" office:date-value="2019-09-10T17:02:37" table:style-name="ce2">
            <text:p>2019-09-10 17:2:37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ANTIHELMINTHIQUES</text:p>
          </table:table-cell>
          <table:table-cell office:value-type="string" table:style-name="ce1">
            <text:p>FARAJ</text:p>
          </table:table-cell>
          <table:table-cell office:value-type="date" office:date-value="2019-10-05T09:43:36" table:style-name="ce2">
            <text:p>2019-10-05 9:43:3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ANTALGIQUES <text:s/>OPIOIDE</text:p>
          </table:table-cell>
          <table:table-cell office:value-type="string" table:style-name="ce1">
            <text:p>FARAJ</text:p>
          </table:table-cell>
          <table:table-cell office:value-type="date" office:date-value="2019-10-09T15:25:35" table:style-name="ce2">
            <text:p>2019-10-09 15:25:35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DERMATOLOGIE CHIRURGIE ESTHETIQUE</text:p>
          </table:table-cell>
          <table:table-cell office:value-type="string" table:style-name="ce1">
            <text:p>ABDALLAH</text:p>
          </table:table-cell>
          <table:table-cell office:value-type="date" office:date-value="2017-01-24T12:36:28" table:style-name="ce2">
            <text:p>2017-01-24 12:36:28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BLEAU B</text:p>
          </table:table-cell>
          <table:table-cell office:value-type="string" table:style-name="ce1">
            <text:p>KHERRAZI</text:p>
          </table:table-cell>
          <table:table-cell office:value-type="date" office:date-value="2021-02-12T09:41:02" table:style-name="ce2">
            <text:p>2021-02-12 9:41: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BORD CHIRURGICAL</text:p>
          </table:table-cell>
          <table:table-cell office:value-type="string" table:style-name="ce1">
            <text:p>SIVSA</text:p>
          </table:table-cell>
          <table:table-cell office:value-type="date" office:date-value="2017-01-16T10:25:56" table:style-name="ce2">
            <text:p>2017-01-16 10:25:5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BORD DIGESTIF</text:p>
          </table:table-cell>
          <table:table-cell office:value-type="string" table:style-name="ce1">
            <text:p>SIVSA</text:p>
          </table:table-cell>
          <table:table-cell office:value-type="date" office:date-value="2017-01-16T10:25:56" table:style-name="ce2">
            <text:p>2017-01-16 10:25:5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BORD GENITO URINAIRE</text:p>
          </table:table-cell>
          <table:table-cell office:value-type="string" table:style-name="ce1">
            <text:p>SIVSA</text:p>
          </table:table-cell>
          <table:table-cell office:value-type="date" office:date-value="2017-01-16T10:25:56" table:style-name="ce2">
            <text:p>2017-01-16 10:25:5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BORD PARENTERAL</text:p>
          </table:table-cell>
          <table:table-cell office:value-type="string" table:style-name="ce1">
            <text:p>SIVSA</text:p>
          </table:table-cell>
          <table:table-cell office:value-type="date" office:date-value="2017-01-16T10:25:56" table:style-name="ce2">
            <text:p>2017-01-16 10:25:5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BORD RESPIRATOIRE</text:p>
          </table:table-cell>
          <table:table-cell office:value-type="string" table:style-name="ce1">
            <text:p>SIVSA</text:p>
          </table:table-cell>
          <table:table-cell office:value-type="date" office:date-value="2017-01-16T10:25:56" table:style-name="ce2">
            <text:p>2017-01-16 10:25:5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CV</text:p>
          </table:table-cell>
          <table:table-cell office:value-type="string" table:style-name="ce1">
            <text:p>SIVSA</text:p>
          </table:table-cell>
          <table:table-cell office:value-type="date" office:date-value="2017-01-16T10:25:56" table:style-name="ce2">
            <text:p>2017-01-16 10:25:5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DIALYSE</text:p>
          </table:table-cell>
          <table:table-cell office:value-type="string" table:style-name="ce1">
            <text:p>SIVSA</text:p>
          </table:table-cell>
          <table:table-cell office:value-type="date" office:date-value="2017-01-16T10:25:56" table:style-name="ce2">
            <text:p>2017-01-16 10:25:5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IETETIQUE</text:p>
          </table:table-cell>
          <table:table-cell office:value-type="string" table:style-name="ce1">
            <text:p>SIVSA</text:p>
          </table:table-cell>
          <table:table-cell office:value-type="date" office:date-value="2017-01-16T10:25:56" table:style-name="ce2">
            <text:p>2017-01-16 10:25:5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M DENTAIRES</text:p>
          </table:table-cell>
          <table:table-cell office:value-type="string" table:style-name="ce1">
            <text:p>SIVSA</text:p>
          </table:table-cell>
          <table:table-cell office:value-type="date" office:date-value="2017-01-16T10:25:56" table:style-name="ce2">
            <text:p>2017-01-16 10:25:5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M DIVERS</text:p>
          </table:table-cell>
          <table:table-cell office:value-type="string" table:style-name="ce1">
            <text:p>SIVSA</text:p>
          </table:table-cell>
          <table:table-cell office:value-type="date" office:date-value="2017-01-16T10:25:56" table:style-name="ce2">
            <text:p>2017-01-16 10:25:5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DM OPHTALMIQUES</text:p>
          </table:table-cell>
          <table:table-cell office:value-type="string" table:style-name="ce1">
            <text:p>SIVSA</text:p>
          </table:table-cell>
          <table:table-cell office:value-type="date" office:date-value="2017-01-16T10:25:56" table:style-name="ce2">
            <text:p>2017-01-16 10:25:5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DM RADIOLOGIE</text:p>
          </table:table-cell>
          <table:table-cell office:value-type="string" table:style-name="ce1">
            <text:p>SIVSA</text:p>
          </table:table-cell>
          <table:table-cell office:value-type="date" office:date-value="2017-01-16T10:25:56" table:style-name="ce2">
            <text:p>2017-01-16 10:25:5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LIGATURES ET SUTURES</text:p>
          </table:table-cell>
          <table:table-cell office:value-type="string" table:style-name="ce1">
            <text:p>SIVSA</text:p>
          </table:table-cell>
          <table:table-cell office:value-type="date" office:date-value="2017-01-16T10:25:56" table:style-name="ce2">
            <text:p>2017-01-16 10:25:5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OBJETS DE PANSEMENT</text:p>
          </table:table-cell>
          <table:table-cell office:value-type="string" table:style-name="ce1">
            <text:p>SIVSA</text:p>
          </table:table-cell>
          <table:table-cell office:value-type="date" office:date-value="2017-01-16T10:25:56" table:style-name="ce2">
            <text:p>2017-01-16 10:25:5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TERILISATION</text:p>
          </table:table-cell>
          <table:table-cell office:value-type="string" table:style-name="ce1">
            <text:p>SIVSA</text:p>
          </table:table-cell>
          <table:table-cell office:value-type="date" office:date-value="2017-01-16T10:25:56" table:style-name="ce2">
            <text:p>2017-01-16 10:25:5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RAUMATO</text:p>
          </table:table-cell>
          <table:table-cell office:value-type="string" table:style-name="ce1">
            <text:p>SIVSA</text:p>
          </table:table-cell>
          <table:table-cell office:value-type="date" office:date-value="2017-01-16T10:25:56" table:style-name="ce2">
            <text:p>2017-01-16 10:25:5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ON TISSE</text:p>
          </table:table-cell>
          <table:table-cell office:value-type="string" table:style-name="ce1">
            <text:p>SIVSA</text:p>
          </table:table-cell>
          <table:table-cell office:value-type="date" office:date-value="2017-01-16T10:25:48" table:style-name="ce2">
            <text:p>2017-01-16 10:25:48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AUTRE</text:p>
          </table:table-cell>
          <table:table-cell office:value-type="string" table:style-name="ce1">
            <text:p>SIVSA</text:p>
          </table:table-cell>
          <table:table-cell office:value-type="date" office:date-value="2017-01-16T10:25:48" table:style-name="ce2">
            <text:p>2017-01-16 10:25:48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TENT ACTIF</text:p>
          </table:table-cell>
          <table:table-cell office:value-type="string" table:style-name="ce1">
            <text:p>GZAJNI</text:p>
          </table:table-cell>
          <table:table-cell office:value-type="date" office:date-value="2010-01-04T11:54:21" table:style-name="ce2">
            <text:p>2010-01-04 11:54:2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TENT NORMAL</text:p>
          </table:table-cell>
          <table:table-cell office:value-type="string" table:style-name="ce1">
            <text:p>GZAJNI</text:p>
          </table:table-cell>
          <table:table-cell office:value-type="date" office:date-value="2010-01-04T11:54:43" table:style-name="ce2">
            <text:p>2010-01-04 11:54:43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A DETERMINER</text:p>
          </table:table-cell>
          <table:table-cell office:value-type="string" table:style-name="ce1">
            <text:p>SIVSA</text:p>
          </table:table-cell>
          <table:table-cell office:value-type="date" office:date-value="2017-01-16T10:25:48" table:style-name="ce2">
            <text:p>2017-01-16 10:25:48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CONSOMMABLE ET REACTIF DE LABO</text:p>
          </table:table-cell>
          <table:table-cell office:value-type="string" table:style-name="ce1">
            <text:p>AAITTALEB</text:p>
          </table:table-cell>
          <table:table-cell office:value-type="date" office:date-value="2011-02-08T17:04:40" table:style-name="ce2">
            <text:p>2011-02-08 17:4:4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PRODUIT RADIO-PHARMACEUTIQUE</text:p>
          </table:table-cell>
          <table:table-cell office:value-type="string" table:style-name="ce1">
            <text:p>MOUADINE</text:p>
          </table:table-cell>
          <table:table-cell office:value-type="date" office:date-value="2011-05-17T15:07:17" table:style-name="ce2">
            <text:p>2011-05-17 15:7:17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DERMATOLOGIE PROTECTION CUTANE</text:p>
          </table:table-cell>
          <table:table-cell office:value-type="string" table:style-name="ce1">
            <text:p>ENNACIRI</text:p>
          </table:table-cell>
          <table:table-cell office:value-type="date" office:date-value="2012-03-15T16:33:58" table:style-name="ce2">
            <text:p>2012-03-15 16:33:58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N TISSE</text:p>
          </table:table-cell>
          <table:table-cell office:value-type="string" table:style-name="ce1">
            <text:p>ENNACIRI</text:p>
          </table:table-cell>
          <table:table-cell office:value-type="date" office:date-value="2012-08-30T14:59:41" table:style-name="ce2">
            <text:p>2012-08-30 14:59:4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DIETETIQUE</text:p>
          </table:table-cell>
          <table:table-cell office:value-type="string" table:style-name="ce1">
            <text:p>ENNACIRI</text:p>
          </table:table-cell>
          <table:table-cell office:value-type="date" office:date-value="2012-10-15T16:03:48" table:style-name="ce2">
            <text:p>2012-10-15 16:3:48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OLUTION DESINFECTANTE</text:p>
          </table:table-cell>
          <table:table-cell office:value-type="string" table:style-name="ce1">
            <text:p>ABDALLAH</text:p>
          </table:table-cell>
          <table:table-cell office:value-type="date" office:date-value="2020-08-28T14:45:09" table:style-name="ce2">
            <text:p>2020-08-28 14:45:9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A REVISER</text:p>
          </table:table-cell>
          <table:table-cell office:value-type="string" table:style-name="ce1">
            <text:p>MIGRADO</text:p>
          </table:table-cell>
          <table:table-cell office:value-type="date" office:date-value="2016-01-17T00:00:00" table:style-name="ce2">
            <text:p>2016-01-17 0:0: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UCHES<text:s/></text:p>
          </table:table-cell>
          <table:table-cell office:value-type="string" table:style-name="ce1">
            <text:p>ABDALLAH</text:p>
          </table:table-cell>
          <table:table-cell office:value-type="date" office:date-value="2019-09-27T12:24:12" table:style-name="ce2">
            <text:p>2019-09-27 12:24:1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ASAGE</text:p>
          </table:table-cell>
          <table:table-cell office:value-type="string" table:style-name="ce1">
            <text:p>ABDALLAH</text:p>
          </table:table-cell>
          <table:table-cell office:value-type="date" office:date-value="2019-09-27T12:24:51" table:style-name="ce2">
            <text:p>2019-09-27 12:24:5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BO BIOCHIMIE</text:p>
          </table:table-cell>
          <table:table-cell office:value-type="string" table:style-name="ce1">
            <text:p>BADSI</text:p>
          </table:table-cell>
          <table:table-cell office:value-type="date" office:date-value="2017-03-23T11:01:52" table:style-name="ce2">
            <text:p>2017-03-23 11:1:5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 REVISE</text:p>
          </table:table-cell>
          <table:table-cell office:value-type="string" table:style-name="ce1">
            <text:p>ABDALLAH</text:p>
          </table:table-cell>
          <table:table-cell office:value-type="date" office:date-value="2017-04-18T15:39:38" table:style-name="ce2">
            <text:p>2017-04-18 15:39:38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 REVISER</text:p>
          </table:table-cell>
          <table:table-cell office:value-type="string" table:style-name="ce1">
            <text:p>MIGRADO</text:p>
          </table:table-cell>
          <table:table-cell office:value-type="date" office:date-value="2016-01-17T00:00:00" table:style-name="ce2">
            <text:p>2016-01-17 0:0: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ONSOMMABLE ET REACTIFS DE LABORATOIRE</text:p>
          </table:table-cell>
          <table:table-cell office:value-type="string" table:style-name="ce1">
            <text:p>SIVSA</text:p>
          </table:table-cell>
          <table:table-cell office:value-type="date" office:date-value="2017-01-16T10:20:05" table:style-name="ce2">
            <text:p>2017-01-16 10:20: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ABO ANAPATH</text:p>
          </table:table-cell>
          <table:table-cell office:value-type="string" table:style-name="ce1">
            <text:p>BADSI</text:p>
          </table:table-cell>
          <table:table-cell office:value-type="date" office:date-value="2017-01-31T14:44:19" table:style-name="ce2">
            <text:p>2017-01-31 14:44:19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REACTIFS DE LABO UMM</text:p>
          </table:table-cell>
          <table:table-cell office:value-type="string" table:style-name="ce1">
            <text:p>BADSI</text:p>
          </table:table-cell>
          <table:table-cell office:value-type="date" office:date-value="2017-02-16T08:28:29" table:style-name="ce2">
            <text:p>2017-02-16 8:28:29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LABO MICROBIOLOGIE</text:p>
          </table:table-cell>
          <table:table-cell office:value-type="string" table:style-name="ce1">
            <text:p>BADSI</text:p>
          </table:table-cell>
          <table:table-cell office:value-type="date" office:date-value="2017-03-23T11:02:05" table:style-name="ce2">
            <text:p>2017-03-23 11:2:5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 REVISE</text:p>
          </table:table-cell>
          <table:table-cell office:value-type="string" table:style-name="ce1">
            <text:p>ENNACIRI</text:p>
          </table:table-cell>
          <table:table-cell office:value-type="date" office:date-value="2017-06-09T05:00:15" table:style-name="ce2">
            <text:p>2017-06-09 5:0:15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ERTILITÉ</text:p>
          </table:table-cell>
          <table:table-cell office:value-type="string" table:style-name="ce1">
            <text:p>KHERRAZI</text:p>
          </table:table-cell>
          <table:table-cell office:value-type="date" office:date-value="2021-12-10T17:46:01" table:style-name="ce2">
            <text:p>2021-12-10 17:46: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NS. ET REACTIFS COVID</text:p>
          </table:table-cell>
          <table:table-cell office:value-type="string" table:style-name="ce1">
            <text:p>KHERRAZI</text:p>
          </table:table-cell>
          <table:table-cell office:value-type="date" office:date-value="2020-12-24T09:24:08" table:style-name="ce2">
            <text:p>2020-12-24 9:24:8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NCES</text:p>
          </table:table-cell>
          <table:table-cell office:value-type="string" table:style-name="ce1">
            <text:p>ABDALLAH</text:p>
          </table:table-cell>
          <table:table-cell office:value-type="date" office:date-value="2019-10-10T12:00:34" table:style-name="ce2">
            <text:p>2019-10-10 12:0:34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UYAUTERIE</text:p>
          </table:table-cell>
          <table:table-cell office:value-type="string" table:style-name="ce1">
            <text:p>ABDALLAH</text:p>
          </table:table-cell>
          <table:table-cell office:value-type="date" office:date-value="2019-10-10T12:00:57" table:style-name="ce2">
            <text:p>2019-10-10 12:0:57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BLES</text:p>
          </table:table-cell>
          <table:table-cell office:value-type="string" table:style-name="ce1">
            <text:p>ABDALLAH</text:p>
          </table:table-cell>
          <table:table-cell office:value-type="date" office:date-value="2019-10-10T12:01:11" table:style-name="ce2">
            <text:p>2019-10-10 12:1:1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NSTRUMENT</text:p>
          </table:table-cell>
          <table:table-cell office:value-type="string" table:style-name="ce1">
            <text:p>KHERRAZI</text:p>
          </table:table-cell>
          <table:table-cell office:value-type="date" office:date-value="2019-10-11T09:31:56" table:style-name="ce2">
            <text:p>2019-10-11 9:31:5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LLON</text:p>
          </table:table-cell>
          <table:table-cell office:value-type="string" table:style-name="ce1">
            <text:p>KHERRAZI</text:p>
          </table:table-cell>
          <table:table-cell office:value-type="date" office:date-value="2019-10-11T10:08:17" table:style-name="ce2">
            <text:p>2019-10-11 10:8:17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APTEUR</text:p>
          </table:table-cell>
          <table:table-cell office:value-type="string" table:style-name="ce1">
            <text:p>KHERRAZI</text:p>
          </table:table-cell>
          <table:table-cell office:value-type="date" office:date-value="2019-10-11T10:14:41" table:style-name="ce2">
            <text:p>2019-10-11 10:14:4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ASQUE</text:p>
          </table:table-cell>
          <table:table-cell office:value-type="string" table:style-name="ce1">
            <text:p>KHERRAZI</text:p>
          </table:table-cell>
          <table:table-cell office:value-type="date" office:date-value="2019-10-11T10:50:11" table:style-name="ce2">
            <text:p>2019-10-11 10:50:1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FILMS</text:p>
          </table:table-cell>
          <table:table-cell office:value-type="string" table:style-name="ce1">
            <text:p>KHERRAZI</text:p>
          </table:table-cell>
          <table:table-cell office:value-type="date" office:date-value="2019-10-11T10:54:06" table:style-name="ce2">
            <text:p>2019-10-11 10:54: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TENSIOMETRE</text:p>
          </table:table-cell>
          <table:table-cell office:value-type="string" table:style-name="ce1">
            <text:p>KHERRAZI</text:p>
          </table:table-cell>
          <table:table-cell office:value-type="date" office:date-value="2019-10-11T11:32:59" table:style-name="ce2">
            <text:p>2019-10-11 11:32:59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OLUTION</text:p>
          </table:table-cell>
          <table:table-cell office:value-type="string" table:style-name="ce1">
            <text:p>KHERRAZI</text:p>
          </table:table-cell>
          <table:table-cell office:value-type="date" office:date-value="2019-10-11T11:38:18" table:style-name="ce2">
            <text:p>2019-10-11 11:38:18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DIVERS</text:p>
          </table:table-cell>
          <table:table-cell office:value-type="string" table:style-name="ce1">
            <text:p>KHERRAZI</text:p>
          </table:table-cell>
          <table:table-cell office:value-type="date" office:date-value="2019-10-11T11:54:04" table:style-name="ce2">
            <text:p>2019-10-11 11:54:4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ALVES</text:p>
          </table:table-cell>
          <table:table-cell office:value-type="string" table:style-name="ce1">
            <text:p>KHERRAZI</text:p>
          </table:table-cell>
          <table:table-cell office:value-type="date" office:date-value="2019-10-14T10:03:08" table:style-name="ce2">
            <text:p>2019-10-14 10:3:8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ELECTRODES</text:p>
          </table:table-cell>
          <table:table-cell office:value-type="string" table:style-name="ce1">
            <text:p>KHERRAZI</text:p>
          </table:table-cell>
          <table:table-cell office:value-type="date" office:date-value="2019-10-14T10:11:04" table:style-name="ce2">
            <text:p>2019-10-14 10:11:4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ONDES</text:p>
          </table:table-cell>
          <table:table-cell office:value-type="string" table:style-name="ce1">
            <text:p>KHERRAZI</text:p>
          </table:table-cell>
          <table:table-cell office:value-type="date" office:date-value="2019-10-15T11:29:03" table:style-name="ce2">
            <text:p>2019-10-15 11:29:3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NTAIRES</text:p>
          </table:table-cell>
          <table:table-cell office:value-type="string" table:style-name="ce1">
            <text:p>KHERRAZI</text:p>
          </table:table-cell>
          <table:table-cell office:value-type="date" office:date-value="2019-10-16T16:16:59" table:style-name="ce2">
            <text:p>2019-10-16 16:16:59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BROSSE</text:p>
          </table:table-cell>
          <table:table-cell office:value-type="string" table:style-name="ce1">
            <text:p>KHERRAZI</text:p>
          </table:table-cell>
          <table:table-cell office:value-type="date" office:date-value="2019-10-17T17:06:02" table:style-name="ce2">
            <text:p>2019-10-17 17:6: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XYGENE</text:p>
          </table:table-cell>
          <table:table-cell office:value-type="string" table:style-name="ce1">
            <text:p>ABDALLAH</text:p>
          </table:table-cell>
          <table:table-cell office:value-type="date" office:date-value="2019-07-24T18:49:25" table:style-name="ce2">
            <text:p>2019-07-24 18:49:25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IOXYDE DE CARBONE</text:p>
          </table:table-cell>
          <table:table-cell office:value-type="string" table:style-name="ce1">
            <text:p>ABDALLAH</text:p>
          </table:table-cell>
          <table:table-cell office:value-type="date" office:date-value="2019-07-24T18:50:02" table:style-name="ce2">
            <text:p>2019-07-24 18:50: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ROPANE</text:p>
          </table:table-cell>
          <table:table-cell office:value-type="string" table:style-name="ce1">
            <text:p>ABDALLAH</text:p>
          </table:table-cell>
          <table:table-cell office:value-type="date" office:date-value="2019-07-24T18:50:27" table:style-name="ce2">
            <text:p>2019-07-24 18:50:27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OMPOSANT D'AZOTE</text:p>
          </table:table-cell>
          <table:table-cell office:value-type="string" table:style-name="ce1">
            <text:p>ABDALLAH</text:p>
          </table:table-cell>
          <table:table-cell office:value-type="date" office:date-value="2019-07-24T18:50:54" table:style-name="ce2">
            <text:p>2019-07-24 18:50:54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UTRES GAZ</text:p>
          </table:table-cell>
          <table:table-cell office:value-type="string" table:style-name="ce1">
            <text:p>ABDALLAH</text:p>
          </table:table-cell>
          <table:table-cell office:value-type="date" office:date-value="2021-03-12T15:50:58" table:style-name="ce2">
            <text:p>2021-03-12 15:50:58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OUTEILLES VIDES DES GAZS MEDICAUX</text:p>
          </table:table-cell>
          <table:table-cell office:value-type="string" table:style-name="ce1">
            <text:p>MHAZDAK</text:p>
          </table:table-cell>
          <table:table-cell office:value-type="date" office:date-value="2022-01-07T10:20:54" table:style-name="ce2">
            <text:p>2022-01-07 10:20:54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 REVISER</text:p>
          </table:table-cell>
          <table:table-cell office:value-type="string" table:style-name="ce1">
            <text:p>MIGRADO</text:p>
          </table:table-cell>
          <table:table-cell office:value-type="date" office:date-value="2016-01-17T00:00:00" table:style-name="ce2">
            <text:p>2016-01-17 0:0: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EL LAVANT</text:p>
          </table:table-cell>
          <table:table-cell office:value-type="string" table:style-name="ce1">
            <text:p>ABDALLAH</text:p>
          </table:table-cell>
          <table:table-cell office:value-type="date" office:date-value="2017-02-27T12:29:23" table:style-name="ce2">
            <text:p>2017-02-27 12:29:23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UME</text:p>
          </table:table-cell>
          <table:table-cell office:value-type="string" table:style-name="ce1">
            <text:p>ABDALLAH</text:p>
          </table:table-cell>
          <table:table-cell office:value-type="date" office:date-value="2020-06-04T14:51:11" table:style-name="ce2">
            <text:p>2020-06-04 14:51:1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 REVISER</text:p>
          </table:table-cell>
          <table:table-cell office:value-type="string" table:style-name="ce1">
            <text:p>ENNACIRI</text:p>
          </table:table-cell>
          <table:table-cell office:value-type="date" office:date-value="2017-06-09T05:34:33" table:style-name="ce2">
            <text:p>2017-06-09 5:34:33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 REVISER</text:p>
          </table:table-cell>
          <table:table-cell office:value-type="string" table:style-name="ce1">
            <text:p>ENNACIRI</text:p>
          </table:table-cell>
          <table:table-cell office:value-type="date" office:date-value="2017-06-09T05:34:42" table:style-name="ce2">
            <text:p>2017-06-09 5:34:4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YGIÈNE ET COSMÉTIQUE</text:p>
          </table:table-cell>
          <table:table-cell office:value-type="string" table:style-name="ce1">
            <text:p>KHERRAZI</text:p>
          </table:table-cell>
          <table:table-cell office:value-type="date" office:date-value="2018-04-02T16:58:21" table:style-name="ce2">
            <text:p>2018-04-02 16:58:2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GEL</text:p>
          </table:table-cell>
          <table:table-cell office:value-type="string" table:style-name="ce1">
            <text:p>ABDELI</text:p>
          </table:table-cell>
          <table:table-cell office:value-type="date" office:date-value="2019-04-05T10:28:58" table:style-name="ce2">
            <text:p>2019-04-05 10:28:58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PRAY</text:p>
          </table:table-cell>
          <table:table-cell office:value-type="string" table:style-name="ce1">
            <text:p>KHERRAZI</text:p>
          </table:table-cell>
          <table:table-cell office:value-type="date" office:date-value="2021-05-19T12:18:08" table:style-name="ce2">
            <text:p>2021-05-19 12:18:8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VITAMINES</text:p>
          </table:table-cell>
          <table:table-cell office:value-type="string" table:style-name="ce1">
            <text:p>KHERRAZI</text:p>
          </table:table-cell>
          <table:table-cell office:value-type="date" office:date-value="2021-08-16T09:26:20" table:style-name="ce2">
            <text:p>2021-08-16 9:26:2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AIT</text:p>
          </table:table-cell>
          <table:table-cell office:value-type="string" table:style-name="ce1">
            <text:p>Y.KHARRAZI</text:p>
          </table:table-cell>
          <table:table-cell office:value-type="date" office:date-value="2021-09-17T09:25:41" table:style-name="ce2">
            <text:p>2021-09-17 9:25:4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ANTI POUX ET LENTES</text:p>
          </table:table-cell>
          <table:table-cell office:value-type="string" table:style-name="ce1">
            <text:p>ABDALLAH</text:p>
          </table:table-cell>
          <table:table-cell office:value-type="date" office:date-value="2017-01-30T08:50:23" table:style-name="ce2">
            <text:p>2017-01-30 8:50:23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 REVISER</text:p>
          </table:table-cell>
          <table:table-cell office:value-type="string" table:style-name="ce1">
            <text:p>MIGRADO</text:p>
          </table:table-cell>
          <table:table-cell office:value-type="date" office:date-value="2016-01-17T00:00:00" table:style-name="ce2">
            <text:p>2016-01-17 0:0: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 REVISER</text:p>
          </table:table-cell>
          <table:table-cell office:value-type="string" table:style-name="ce1">
            <text:p>MIGRADO</text:p>
          </table:table-cell>
          <table:table-cell office:value-type="date" office:date-value="2016-01-17T00:00:00" table:style-name="ce2">
            <text:p>2016-01-17 0:0: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 REVISER</text:p>
          </table:table-cell>
          <table:table-cell office:value-type="string" table:style-name="ce1">
            <text:p>MIGRADO</text:p>
          </table:table-cell>
          <table:table-cell office:value-type="date" office:date-value="2016-01-17T00:00:00" table:style-name="ce2">
            <text:p>2016-01-17 0:0: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 REVISER</text:p>
          </table:table-cell>
          <table:table-cell office:value-type="string" table:style-name="ce1">
            <text:p>MIGRADO</text:p>
          </table:table-cell>
          <table:table-cell office:value-type="date" office:date-value="2016-01-17T00:00:00" table:style-name="ce2">
            <text:p>2016-01-17 0:0: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 REVISER</text:p>
          </table:table-cell>
          <table:table-cell office:value-type="string" table:style-name="ce1">
            <text:p>MIGRADO</text:p>
          </table:table-cell>
          <table:table-cell office:value-type="date" office:date-value="2016-01-17T00:00:00" table:style-name="ce2">
            <text:p>2016-01-17 0:0: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 REVISER</text:p>
          </table:table-cell>
          <table:table-cell office:value-type="string" table:style-name="ce1">
            <text:p>MIGRADO</text:p>
          </table:table-cell>
          <table:table-cell office:value-type="date" office:date-value="2016-01-17T00:00:00" table:style-name="ce2">
            <text:p>2016-01-17 0:0: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 REVISER</text:p>
          </table:table-cell>
          <table:table-cell office:value-type="string" table:style-name="ce1">
            <text:p>MIGRADO</text:p>
          </table:table-cell>
          <table:table-cell office:value-type="date" office:date-value="2016-01-17T00:00:00" table:style-name="ce2">
            <text:p>2016-01-17 0:0: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 REVISER</text:p>
          </table:table-cell>
          <table:table-cell office:value-type="string" table:style-name="ce1">
            <text:p>MIGRADO</text:p>
          </table:table-cell>
          <table:table-cell office:value-type="date" office:date-value="2016-01-17T00:00:00" table:style-name="ce2">
            <text:p>2016-01-17 0:0: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EUROCHIRURGIE</text:p>
          </table:table-cell>
          <table:table-cell office:value-type="string" table:style-name="ce1">
            <text:p>MHAZDAK</text:p>
          </table:table-cell>
          <table:table-cell office:value-type="date" office:date-value="2017-03-22T17:47:12" table:style-name="ce2">
            <text:p>2017-03-22 17:47:1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 REVISER</text:p>
          </table:table-cell>
          <table:table-cell office:value-type="string" table:style-name="ce1">
            <text:p>MIGRADO</text:p>
          </table:table-cell>
          <table:table-cell office:value-type="date" office:date-value="2016-01-17T00:00:00" table:style-name="ce2">
            <text:p>2016-01-17 0:0: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A REVISER</text:p>
          </table:table-cell>
          <table:table-cell office:value-type="string" table:style-name="ce1">
            <text:p>MIGRADO</text:p>
          </table:table-cell>
          <table:table-cell office:value-type="date" office:date-value="2016-01-17T00:00:00" table:style-name="ce2">
            <text:p>2016-01-17 0:0: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A REVISER</text:p>
          </table:table-cell>
          <table:table-cell office:value-type="string" table:style-name="ce1">
            <text:p>MIGRADO</text:p>
          </table:table-cell>
          <table:table-cell office:value-type="date" office:date-value="2016-01-17T00:00:00" table:style-name="ce2">
            <text:p>2016-01-17 0:0: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A REVISER</text:p>
          </table:table-cell>
          <table:table-cell office:value-type="string" table:style-name="ce1">
            <text:p>MIGRADO</text:p>
          </table:table-cell>
          <table:table-cell office:value-type="date" office:date-value="2016-01-17T00:00:00" table:style-name="ce2">
            <text:p>2016-01-17 0:0: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A REVISER</text:p>
          </table:table-cell>
          <table:table-cell office:value-type="string" table:style-name="ce1">
            <text:p>MIGRADO</text:p>
          </table:table-cell>
          <table:table-cell office:value-type="date" office:date-value="2016-01-17T00:00:00" table:style-name="ce2">
            <text:p>2016-01-17 0:0: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A REVISER</text:p>
          </table:table-cell>
          <table:table-cell office:value-type="string" table:style-name="ce1">
            <text:p>MIGRADO</text:p>
          </table:table-cell>
          <table:table-cell office:value-type="date" office:date-value="2016-01-17T00:00:00" table:style-name="ce2">
            <text:p>2016-01-17 0:0: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 REVISER</text:p>
          </table:table-cell>
          <table:table-cell office:value-type="string" table:style-name="ce1">
            <text:p>MIGRADO</text:p>
          </table:table-cell>
          <table:table-cell office:value-type="date" office:date-value="2016-01-17T00:00:00" table:style-name="ce2">
            <text:p>2016-01-17 0:0: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A REVISER</text:p>
          </table:table-cell>
          <table:table-cell office:value-type="string" table:style-name="ce1">
            <text:p>MIGRADO</text:p>
          </table:table-cell>
          <table:table-cell office:value-type="date" office:date-value="2016-01-17T00:00:00" table:style-name="ce2">
            <text:p>2016-01-17 0:0: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NCEROLOGIE</text:p>
          </table:table-cell>
          <table:table-cell office:value-type="string" table:style-name="ce1">
            <text:p>ABDALLAH</text:p>
          </table:table-cell>
          <table:table-cell office:value-type="date" office:date-value="2020-09-17T08:36:13" table:style-name="ce2">
            <text:p>2020-09-17 8:36:13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 REVISER</text:p>
          </table:table-cell>
          <table:table-cell office:value-type="string" table:style-name="ce1">
            <text:p>ENNACIRI</text:p>
          </table:table-cell>
          <table:table-cell office:value-type="date" office:date-value="2017-06-09T05:20:12" table:style-name="ce2">
            <text:p>2017-06-09 5:20:1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NSTILLATION INTRAVESICALE</text:p>
          </table:table-cell>
          <table:table-cell office:value-type="string" table:style-name="ce1">
            <text:p>ABDALLAH</text:p>
          </table:table-cell>
          <table:table-cell office:value-type="date" office:date-value="2021-01-26T13:00:50" table:style-name="ce2">
            <text:p>2021-01-26 13:0:5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NTINEOPLASIQUES</text:p>
          </table:table-cell>
          <table:table-cell office:value-type="string" table:style-name="ce1">
            <text:p>ABDALLAH</text:p>
          </table:table-cell>
          <table:table-cell office:value-type="date" office:date-value="2021-01-29T08:52:02" table:style-name="ce2">
            <text:p>2021-01-29 8:52: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 REVISER</text:p>
          </table:table-cell>
          <table:table-cell office:value-type="string" table:style-name="ce1">
            <text:p>MIGRADO</text:p>
          </table:table-cell>
          <table:table-cell office:value-type="date" office:date-value="2017-01-16T10:25:48" table:style-name="ce2">
            <text:p>2017-01-16 10:25:48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104838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/>
      <number:text>:</number:text>
      <number:seconds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827</meta:generator>
    <meta:initial-creator>najim el guennouni</meta:initial-creator>
    <dc:creator>najim el guennouni</dc:creator>
    <meta:creation-date>2015-06-05T18:17:20Z</meta:creation-date>
    <dc:date>2022-02-21T09:51:46Z</dc:date>
  </office:meta>
</office:document-meta>
</file>